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6pt" officeooo:paragraph-rsid="00018dc3" style:font-size-asian="16pt" style:font-size-complex="16pt"/>
    </style:style>
    <style:style style:name="P2" style:family="paragraph" style:parent-style-name="Standard">
      <style:text-properties officeooo:paragraph-rsid="00018dc3"/>
    </style:style>
    <style:style style:name="P3" style:family="paragraph" style:parent-style-name="Heading_20_1" style:list-style-name="WWNum1">
      <style:paragraph-properties fo:margin-left="0.542cm" fo:text-indent="-0.542cm" style:auto-text-indent="false">
        <style:tab-stops>
          <style:tab-stop style:position="0.542cm"/>
        </style:tab-stops>
      </style:paragraph-properties>
      <style:text-properties officeooo:paragraph-rsid="00036a63"/>
    </style:style>
    <style:style style:name="P4" style:family="paragraph" style:parent-style-name="Text_20_body">
      <style:paragraph-properties fo:margin-top="0.349cm" fo:margin-bottom="0cm" style:contextual-spacing="false" fo:line-height="105%"/>
      <style:text-properties officeooo:paragraph-rsid="00036a63"/>
    </style:style>
    <style:style style:name="P5" style:family="paragraph" style:parent-style-name="Standard">
      <style:paragraph-properties fo:margin-right="0.374cm" fo:margin-top="0.325cm" fo:margin-bottom="0cm" style:contextual-spacing="false" fo:line-height="105%"/>
      <style:text-properties officeooo:paragraph-rsid="00036a63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018dc3" style:font-size-asian="14pt" style:font-size-complex="14pt"/>
    </style:style>
    <style:style style:name="P7" style:family="paragraph" style:parent-style-name="Standard">
      <style:text-properties fo:color="#cccccc" loext:opacity="100%" style:font-name="Consolas" fo:font-size="10.5pt" fo:font-weight="normal" officeooo:paragraph-rsid="00018dc3" fo:background-color="#1f1f1f" style:font-size-asian="14pt" style:font-size-complex="14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3" style:family="paragraph" style:parent-style-name="Standard">
      <style:text-properties fo:color="#4ec9b0" loext:opacity="100%" fo:font-size="14pt" officeooo:paragraph-rsid="00018dc3" style:font-size-asian="14pt" style:font-size-complex="14pt"/>
    </style:style>
    <style:style style:name="T1" style:family="text">
      <style:text-properties fo:color="#0e4660" loext:opacity="100%" style:text-scale="90%"/>
    </style:style>
    <style:style style:name="T2" style:family="text">
      <style:text-properties fo:color="#0e4660" loext:opacity="100%" fo:letter-spacing="-0.016cm" style:text-scale="90%"/>
    </style:style>
    <style:style style:name="T3" style:family="text">
      <style:text-properties fo:color="#0e4660" loext:opacity="100%" fo:letter-spacing="-0.014cm" style:text-scale="90%"/>
    </style:style>
    <style:style style:name="T4" style:family="text">
      <style:text-properties fo:color="#0e4660" loext:opacity="100%" fo:letter-spacing="-0.004cm" style:text-scale="90%"/>
    </style:style>
    <style:style style:name="T5" style:family="text">
      <style:text-properties fo:letter-spacing="-0.004cm" fo:font-weight="bold" style:font-weight-asian="bold"/>
    </style:style>
    <style:style style:name="T6" style:family="text">
      <style:text-properties fo:letter-spacing="-0.046cm" fo:font-weight="bold" style:font-weight-asian="bold"/>
    </style:style>
    <style:style style:name="T7" style:family="text">
      <style:text-properties fo:letter-spacing="-0.004cm"/>
    </style:style>
    <style:style style:name="T8" style:family="text">
      <style:text-properties fo:letter-spacing="-0.046cm"/>
    </style:style>
    <style:style style:name="T9" style:family="text">
      <style:text-properties fo:letter-spacing="-0.044cm"/>
    </style:style>
    <style:style style:name="T10" style:family="text">
      <style:text-properties fo:letter-spacing="-0.042cm"/>
    </style:style>
    <style:style style:name="T11" style:family="text">
      <style:text-properties fo:letter-spacing="-0.039cm"/>
    </style:style>
    <style:style style:name="T12" style:family="text">
      <style:text-properties fo:letter-spacing="-0.041cm"/>
    </style:style>
    <style:style style:name="T13" style:family="text">
      <style:text-properties fo:letter-spacing="-0.035cm"/>
    </style:style>
    <style:style style:name="T14" style:family="text">
      <style:text-properties fo:letter-spacing="-0.037cm"/>
    </style:style>
    <style:style style:name="T15" style:family="text">
      <style:text-properties fo:letter-spacing="-0.032cm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letter-spacing="-0.004cm" fo:font-weight="bold" style:font-size-asian="12pt" style:font-weight-asian="bold"/>
    </style:style>
    <style:style style:name="T18" style:family="text">
      <style:text-properties fo:font-size="12pt" fo:letter-spacing="-0.044cm" fo:font-weight="bold" style:font-size-asian="12pt" style:font-weight-asian="bold"/>
    </style:style>
    <style:style style:name="T19" style:family="text">
      <style:text-properties fo:font-size="12pt" fo:letter-spacing="-0.039cm" fo:font-weight="bold" style:font-size-asian="12pt" style:font-weight-asian="bold"/>
    </style:style>
    <style:style style:name="T20" style:family="text">
      <style:text-properties fo:font-size="12pt" fo:letter-spacing="-0.004cm" style:font-size-asian="12pt"/>
    </style:style>
    <style:style style:name="T21" style:family="text">
      <style:text-properties fo:font-size="12pt" fo:letter-spacing="-0.044cm" style:font-size-asian="12pt"/>
    </style:style>
    <style:style style:name="T22" style:family="text">
      <style:text-properties fo:font-size="12pt" fo:letter-spacing="-0.041cm" fo:font-weight="bold" style:font-size-asian="12pt" style:font-weight-asian="bold"/>
    </style:style>
    <style:style style:name="T23" style:family="text">
      <style:text-properties fo:font-size="12pt" fo:letter-spacing="-0.041cm" style:font-size-asian="12pt"/>
    </style:style>
    <style:style style:name="T24" style:family="text">
      <style:text-properties fo:font-size="12pt" fo:letter-spacing="-0.037cm" style:font-size-asian="12pt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fo:letter-spacing="-0.037cm" fo:font-weight="bold" style:font-size-asian="12pt" style:font-weight-asian="bold"/>
    </style:style>
    <style:style style:name="T27" style:family="text">
      <style:text-properties fo:font-size="12pt" fo:letter-spacing="-0.042cm" fo:font-weight="bold" style:font-size-asian="12pt" style:font-weight-asian="bold"/>
    </style:style>
    <style:style style:name="T28" style:family="text">
      <style:text-properties fo:font-size="12pt" fo:letter-spacing="-0.039cm" style:font-size-asian="12pt"/>
    </style:style>
    <style:style style:name="T29" style:family="text">
      <style:text-properties fo:font-size="12pt" fo:letter-spacing="-0.019cm" style:font-size-asian="12pt"/>
    </style:style>
    <style:style style:name="T30" style:family="text">
      <style:text-properties fo:font-size="12pt" fo:letter-spacing="-0.016cm" style:font-size-asian="12pt"/>
    </style:style>
    <style:style style:name="T31" style:family="text">
      <style:text-properties fo:font-size="12pt" fo:letter-spacing="-0.025cm" style:font-size-asian="12pt"/>
    </style:style>
    <style:style style:name="T32" style:family="text">
      <style:text-properties fo:font-size="12pt" fo:letter-spacing="-0.019cm" fo:font-weight="bold" style:font-size-asian="12pt" style:font-weight-asian="bold"/>
    </style:style>
    <style:style style:name="T33" style:family="text">
      <style:text-properties fo:font-size="12pt" fo:letter-spacing="-0.021cm" fo:font-weight="bold" style:font-size-asian="12pt" style:font-weight-asian="bold"/>
    </style:style>
    <style:style style:name="T34" style:family="text">
      <style:text-properties fo:font-size="12pt" fo:letter-spacing="-0.025cm" fo:font-weight="bold" style:font-size-asian="12pt" style:font-weight-asian="bold"/>
    </style:style>
    <style:style style:name="T35" style:family="text">
      <style:text-properties fo:color="#c586c0" loext:opacity="100%"/>
    </style:style>
    <style:style style:name="T36" style:family="text">
      <style:text-properties fo:color="#4ec9b0" loext:opacity="100%"/>
    </style:style>
    <style:style style:name="T37" style:family="text">
      <style:text-properties fo:color="#9cdcfe" loext:opacity="100%"/>
    </style:style>
    <style:style style:name="T38" style:family="text">
      <style:text-properties fo:color="#d4d4d4" loext:opacity="100%"/>
    </style:style>
    <style:style style:name="T39" style:family="text">
      <style:text-properties fo:color="#ce9178" loext:opacity="100%"/>
    </style:style>
    <style:style style:name="T40" style:family="text">
      <style:text-properties fo:color="#569cd6" loext:opacity="100%"/>
    </style:style>
    <style:style style:name="T41" style:family="text">
      <style:text-properties fo:color="#dcdcaa" loext:opacity="100%"/>
    </style:style>
    <style:style style:name="T42" style:family="text">
      <style:text-properties fo:color="#9cdcfe" loext:opacity="100%" style:font-name="Consolas" fo:font-size="10.5pt" fo:font-weight="normal"/>
    </style:style>
    <style:style style:name="T43" style:family="text">
      <style:text-properties style:font-name="Consolas" fo:font-size="10.5pt" fo:font-weight="normal"/>
    </style:style>
    <style:style style:name="T44" style:family="text">
      <style:text-properties fo:color="#d4d4d4" loext:opacity="100%" style:font-name="Consolas" fo:font-size="10.5pt" fo:font-weight="normal"/>
    </style:style>
    <style:style style:name="T45" style:family="text">
      <style:text-properties fo:color="#dcdcaa" loext:opacity="100%" style:font-name="Consolas" fo:font-size="10.5pt" fo:font-weight="normal"/>
    </style:style>
    <style:style style:name="T46" style:family="text">
      <style:text-properties fo:color="#c586c0" loext:opacity="100%" style:font-name="Consolas" fo:font-size="10.5pt" fo:font-weight="normal"/>
    </style:style>
    <style:style style:name="T47" style:family="text">
      <style:text-properties fo:color="#ce9178" loext:opacity="100%" style:font-name="Consolas" fo:font-size="10.5pt" fo:font-weight="normal"/>
    </style:style>
    <style:style style:name="T48" style:family="text">
      <style:text-properties fo:color="#569cd6" loext:opacity="100%" style:font-name="Consolas" fo:font-size="10.5pt" fo:font-weight="normal"/>
    </style:style>
    <style:style style:name="T49" style:family="text">
      <style:text-properties fo:color="#4ec9b0" loext:opacity="100%" style:font-name="Consolas" fo:font-size="10.5pt" fo:font-weight="normal"/>
    </style:style>
    <style:style style:name="T50" style:family="text">
      <style:text-properties fo:color="#b5cea8" loext:opacity="100%" style:font-name="Consolas" fo:font-size="10.5pt" fo:font-weight="normal"/>
    </style:style>
    <style:style style:name="T51" style:family="text">
      <style:text-properties fo:color="#d7ba7d" loext:opacity="100%" style:font-name="Consolas" fo:font-size="10.5pt" fo:font-weight="normal"/>
    </style:style>
    <style:style style:name="T52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s Finales Estructura de datos.</text:p>
      <text:p text:style-name="P2"/>
      <text:list text:style-name="WWNum1">
        <text:list-item>
          <text:h text:style-name="P3" text:outline-level="1"><text:span text:style-name="T1">Sistema</text:span><text:span text:style-name="T2"> </text:span><text:span text:style-name="T1">de</text:span><text:span text:style-name="T3"> </text:span><text:span text:style-name="T1">Monitoreo</text:span><text:span text:style-name="T3"> </text:span><text:span text:style-name="T1">de</text:span><text:span text:style-name="T3"> </text:span><text:span text:style-name="T4">Accesos</text:span></text:h>
        </text:list-item>
      </text:list>
      <text:p text:style-name="P4"><text:span text:style-name="T5">Objetivo:</text:span><text:span text:style-name="T6"> </text:span><text:span text:style-name="T7">Simular</text:span><text:span text:style-name="T8"> </text:span><text:span text:style-name="T7">un</text:span><text:span text:style-name="T9"> </text:span><text:span text:style-name="T7">sistema</text:span><text:span text:style-name="T9"> </text:span><text:span text:style-name="T7">que</text:span><text:span text:style-name="T10"> </text:span><text:span text:style-name="T7">registre</text:span><text:span text:style-name="T10"> </text:span><text:span text:style-name="T7">y</text:span><text:span text:style-name="T11"> </text:span><text:span text:style-name="T7">analice</text:span><text:span text:style-name="T10"> </text:span><text:span text:style-name="T7">los</text:span><text:span text:style-name="T10"> </text:span><text:span text:style-name="T7">intentos</text:span><text:span text:style-name="T12"> </text:span><text:span text:style-name="T7">de</text:span><text:span text:style-name="T10"> </text:span><text:span text:style-name="T7">acceso</text:span><text:span text:style-name="T9"> </text:span><text:span text:style-name="T7">de</text:span><text:span text:style-name="T10"> </text:span><text:span text:style-name="T7">múltiples </text:span>usuarios<text:span text:style-name="T13"> </text:span>a<text:span text:style-name="T14"> </text:span>distintos<text:span text:style-name="T15"> </text:span>servidores,<text:span text:style-name="T15"> </text:span>detectando<text:span text:style-name="T14"> </text:span>posibles<text:span text:style-name="T15"> </text:span>amenazas<text:span text:style-name="T15"> </text:span>y<text:span text:style-name="T14"> </text:span>generando<text:span text:style-name="T15"> </text:span>reportes.</text:p>
      <text:p text:style-name="P5" loext:marker-style-name="T16"><text:span text:style-name="T17">Componentes</text:span><text:span text:style-name="T18"> </text:span><text:span text:style-name="T17">utilizados:</text:span><text:span text:style-name="T19"> </text:span><text:span text:style-name="T20">-</text:span><text:span text:style-name="T21"> </text:span><text:span text:style-name="T17">Vectores:</text:span><text:span text:style-name="T22"> </text:span><text:span text:style-name="T20">usuarios,</text:span><text:span text:style-name="T23"> </text:span><text:span text:style-name="T20">servidores</text:span><text:span text:style-name="T24"> </text:span><text:span text:style-name="T20">-</text:span><text:span text:style-name="T21"> </text:span><text:span text:style-name="T17">Matrices:</text:span><text:span text:style-name="T22"> </text:span><text:span text:style-name="T20">intentos,</text:span><text:span text:style-name="T23"> </text:span><text:span text:style-name="T20">IP,</text:span><text:span text:style-name="T23"> </text:span><text:span text:style-name="T20">tipo, </text:span><text:span text:style-name="T25">hora</text:span><text:span text:style-name="T23"> </text:span><text:span text:style-name="T25">-</text:span><text:span text:style-name="T24"> </text:span><text:span text:style-name="T16">Condicionales</text:span><text:span text:style-name="T26"> </text:span><text:span text:style-name="T16">y</text:span><text:span text:style-name="T27"> </text:span><text:span text:style-name="T16">bucles:</text:span><text:span text:style-name="T26"> </text:span><text:span text:style-name="T25">validación,</text:span><text:span text:style-name="T28"> </text:span><text:span text:style-name="T25">alertas,</text:span><text:span text:style-name="T24"> </text:span><text:span text:style-name="T25">reportes</text:span><text:span text:style-name="T24"> </text:span><text:span text:style-name="T25">-</text:span><text:span text:style-name="T23"> </text:span><text:span text:style-name="T16">Funciones: </text:span><text:span text:style-name="T20">RegistrarIntento,</text:span><text:span text:style-name="T29"> </text:span><text:span text:style-name="T20">MostrarReporte,</text:span><text:span text:style-name="T29"> </text:span><text:span text:style-name="T20">GenerarAlertas</text:span><text:span text:style-name="T30"> </text:span><text:span text:style-name="T20">–</text:span><text:span text:style-name="T31"> </text:span><text:span text:style-name="T17">Bibliotecas</text:span><text:span text:style-name="T32"> </text:span><text:span text:style-name="T17">(Investigar</text:span><text:span text:style-name="T33"> </text:span><text:span text:style-name="T17">para</text:span><text:span text:style-name="T34"> </text:span><text:span text:style-name="T17">este proyecto), incluye interfaz grafica y manual de uso.</text:span></text:p>
      <text:p text:style-name="P6"/>
      <text:p text:style-name="P7"><text:span text:style-name="T35">import</text:span> <text:span text:style-name="T36">tkinter</text:span> <text:span text:style-name="T35">as</text:span> <text:span text:style-name="T36">tk</text:span></text:p>
      <text:p text:style-name="P8"><text:span text:style-name="T35">from</text:span> <text:span text:style-name="T36">tkinter</text:span> <text:span text:style-name="T35">import</text:span> <text:span text:style-name="T36">ttk</text:span>, <text:span text:style-name="T36">messagebox</text:span></text:p>
      <text:p text:style-name="P8"><text:span text:style-name="T35">import</text:span> <text:span text:style-name="T36">datetime</text:span></text:p>
      <text:p text:style-name="P8"><text:span text:style-name="T35">import</text:span> <text:span text:style-name="T36">random</text:span></text:p>
      <text:p text:style-name="P9"/>
      <text:p text:style-name="P10"># ------------------------------------</text:p>
      <text:p text:style-name="P10"># Datos del sistema (vectores)</text:p>
      <text:p text:style-name="P10"># ------------------------------------</text:p>
      <text:p text:style-name="P8"><text:span text:style-name="T37">usuarios</text:span> <text:span text:style-name="T38">=</text:span> [<text:span text:style-name="T39">"Ana"</text:span>, <text:span text:style-name="T39">"Luis"</text:span>, <text:span text:style-name="T39">"Carlos"</text:span>, <text:span text:style-name="T39">"María"</text:span>]</text:p>
      <text:p text:style-name="P8"><text:span text:style-name="T37">servidores</text:span> <text:span text:style-name="T38">=</text:span> [<text:span text:style-name="T39">"Servidor1"</text:span>, <text:span text:style-name="T39">"Servidor2"</text:span>, <text:span text:style-name="T39">"Servidor3"</text:span>]</text:p>
      <text:p text:style-name="P9"/>
      <text:p text:style-name="P10"># Matriz de intentos: [usuario, servidor, ip, tipo, hora]</text:p>
      <text:p text:style-name="P8"><text:span text:style-name="T37">intentos</text:span> <text:span text:style-name="T38">=</text:span> []</text:p>
      <text:p text:style-name="P11"/>
      <text:p text:style-name="P10"># ------------------------------------</text:p>
      <text:p text:style-name="P10"># FUNCIONES PRINCIPALES</text:p>
      <text:p text:style-name="P10"># ------------------------------------</text:p>
      <text:p text:style-name="P9"/>
      <text:p text:style-name="P8"><text:span text:style-name="T40">def</text:span> <text:span text:style-name="T41">RegistrarIntento</text:span>():</text:p>
      <text:p text:style-name="P12">    <text:span text:style-name="T42">usuario</text:span><text:span text:style-name="T43"> </text:span><text:span text:style-name="T44">=</text:span><text:span text:style-name="T43"> </text:span><text:span text:style-name="T42">combo_usuario</text:span><text:span text:style-name="T43">.</text:span><text:span text:style-name="T45">get</text:span><text:span text:style-name="T43">()</text:span></text:p>
      <text:p text:style-name="P12">    <text:span text:style-name="T42">servidor</text:span><text:span text:style-name="T43"> </text:span><text:span text:style-name="T44">=</text:span><text:span text:style-name="T43"> </text:span><text:span text:style-name="T42">combo_servidor</text:span><text:span text:style-name="T43">.</text:span><text:span text:style-name="T45">get</text:span><text:span text:style-name="T43">()</text:span></text:p>
      <text:p text:style-name="P12">    <text:span text:style-name="T42">tipo</text:span><text:span text:style-name="T43"> </text:span><text:span text:style-name="T44">=</text:span><text:span text:style-name="T43"> </text:span><text:span text:style-name="T42">combo_tipo</text:span><text:span text:style-name="T43">.</text:span><text:span text:style-name="T45">get</text:span><text:span text:style-name="T43">()</text:span></text:p>
      <text:p text:style-name="P12">    <text:span text:style-name="T42">ip</text:span><text:span text:style-name="T43"> </text:span><text:span text:style-name="T44">=</text:span><text:span text:style-name="T43"> </text:span><text:span text:style-name="T42">entry_ip</text:span><text:span text:style-name="T43">.</text:span><text:span text:style-name="T45">get</text:span><text:span text:style-name="T43">()</text:span></text:p>
      <text:p text:style-name="P9"/>
      <text:p text:style-name="P12">    <text:span text:style-name="T46">if</text:span><text:span text:style-name="T43"> </text:span><text:span text:style-name="T42">usuario</text:span><text:span text:style-name="T43"> </text:span><text:span text:style-name="T44">==</text:span><text:span text:style-name="T43"> </text:span><text:span text:style-name="T47">""</text:span><text:span text:style-name="T43"> </text:span><text:span text:style-name="T48">or</text:span><text:span text:style-name="T43"> </text:span><text:span text:style-name="T42">servidor</text:span><text:span text:style-name="T43"> </text:span><text:span text:style-name="T44">==</text:span><text:span text:style-name="T43"> </text:span><text:span text:style-name="T47">""</text:span><text:span text:style-name="T43"> </text:span><text:span text:style-name="T48">or</text:span><text:span text:style-name="T43"> </text:span><text:span text:style-name="T42">tipo</text:span><text:span text:style-name="T43"> </text:span><text:span text:style-name="T44">==</text:span><text:span text:style-name="T43"> </text:span><text:span text:style-name="T47">""</text:span><text:span text:style-name="T43">:</text:span></text:p>
      <text:p text:style-name="P12">        <text:span text:style-name="T49">messagebox</text:span><text:span text:style-name="T43">.</text:span><text:span text:style-name="T45">showwarning</text:span><text:span text:style-name="T43">(</text:span><text:span text:style-name="T47">"Error"</text:span><text:span text:style-name="T43">, </text:span><text:span text:style-name="T47">"Todos los campos deben estar llenos"</text:span><text:span text:style-name="T43">)</text:span></text:p>
      <text:p text:style-name="P12">        <text:span text:style-name="T46">return</text:span></text:p>
      <text:p text:style-name="P9"/>
      <text:p text:style-name="P12">    <text:span text:style-name="T46">if</text:span><text:span text:style-name="T43"> </text:span><text:span text:style-name="T42">ip</text:span><text:span text:style-name="T43"> </text:span><text:span text:style-name="T44">==</text:span><text:span text:style-name="T43"> </text:span><text:span text:style-name="T47">""</text:span><text:span text:style-name="T43">:  </text:span></text:p>
      <text:p text:style-name="P12">        <text:span text:style-name="T42">ip</text:span><text:span text:style-name="T43"> </text:span><text:span text:style-name="T44">=</text:span><text:span text:style-name="T43"> </text:span><text:span text:style-name="T48">f</text:span><text:span text:style-name="T47">"192.168.</text:span><text:span text:style-name="T48">{</text:span><text:span text:style-name="T49">random</text:span><text:span text:style-name="T43">.</text:span><text:span text:style-name="T42">randint</text:span><text:span text:style-name="T43">(</text:span><text:span text:style-name="T50">0</text:span><text:span text:style-name="T43">,</text:span><text:span text:style-name="T50">255</text:span><text:span text:style-name="T43">)</text:span><text:span text:style-name="T48">}</text:span><text:span text:style-name="T47">.</text:span><text:span text:style-name="T48">{</text:span><text:span text:style-name="T49">random</text:span><text:span text:style-name="T43">.</text:span><text:span text:style-name="T42">randint</text:span><text:span text:style-name="T43">(</text:span><text:span text:style-name="T50">0</text:span><text:span text:style-name="T43">,</text:span><text:span text:style-name="T50">255</text:span><text:span text:style-name="T43">)</text:span><text:span text:style-name="T48">}</text:span><text:span text:style-name="T47">"</text:span></text:p>
      <text:p text:style-name="P9"/>
      <text:p text:style-name="P12">    <text:span text:style-name="T42">hora</text:span><text:span text:style-name="T43"> </text:span><text:span text:style-name="T44">=</text:span><text:span text:style-name="T43"> </text:span><text:span text:style-name="T49">datetime</text:span><text:span text:style-name="T43">.</text:span><text:span text:style-name="T49">datetime</text:span><text:span text:style-name="T43">.</text:span><text:span text:style-name="T45">now</text:span><text:span text:style-name="T43">().</text:span><text:span text:style-name="T45">strftime</text:span><text:span text:style-name="T43">(</text:span><text:span text:style-name="T47">"%Y-%m-</text:span><text:span text:style-name="T48">%d</text:span><text:span text:style-name="T47"> %H:%M:%S"</text:span><text:span text:style-name="T43">)</text:span></text:p>
      <text:p text:style-name="P9"/>
      <text:p text:style-name="P12">    <text:span text:style-name="T42">intentos</text:span><text:span text:style-name="T43">.</text:span><text:span text:style-name="T45">append</text:span><text:span text:style-name="T43">([</text:span><text:span text:style-name="T42">usuario</text:span><text:span text:style-name="T43">, </text:span><text:span text:style-name="T42">servidor</text:span><text:span text:style-name="T43">, </text:span><text:span text:style-name="T42">ip</text:span><text:span text:style-name="T43">, </text:span><text:span text:style-name="T42">tipo</text:span><text:span text:style-name="T43">, </text:span><text:span text:style-name="T42">hora</text:span><text:span text:style-name="T43">])</text:span></text:p>
      <text:p text:style-name="P9"/>
      <text:p text:style-name="P12">    <text:span text:style-name="T49">messagebox</text:span><text:span text:style-name="T43">.</text:span><text:span text:style-name="T45">showinfo</text:span><text:span text:style-name="T43">(</text:span><text:span text:style-name="T47">"Éxito"</text:span><text:span text:style-name="T43">, </text:span><text:span text:style-name="T47">"Intento registrado correctamente"</text:span><text:span text:style-name="T43">)</text:span></text:p>
      <text:p text:style-name="P12">    <text:span text:style-name="T42">entry_ip</text:span><text:span text:style-name="T43">.</text:span><text:span text:style-name="T45">delete</text:span><text:span text:style-name="T43">(</text:span><text:span text:style-name="T50">0</text:span><text:span text:style-name="T43">, </text:span><text:span text:style-name="T49">tk</text:span><text:span text:style-name="T43">.</text:span><text:span text:style-name="T42">END</text:span><text:span text:style-name="T43">)</text:span></text:p>
      <text:p text:style-name="P11"><text:soft-page-break/></text:p>
      <text:p text:style-name="P8"><text:span text:style-name="T40">def</text:span> <text:span text:style-name="T41">MostrarReporte</text:span>():</text:p>
      <text:p text:style-name="P12">    <text:span text:style-name="T42">text_reporte</text:span><text:span text:style-name="T43">.</text:span><text:span text:style-name="T45">delete</text:span><text:span text:style-name="T43">(</text:span><text:span text:style-name="T50">1.0</text:span><text:span text:style-name="T43">, </text:span><text:span text:style-name="T49">tk</text:span><text:span text:style-name="T43">.</text:span><text:span text:style-name="T42">END</text:span><text:span text:style-name="T43">)</text:span></text:p>
      <text:p text:style-name="P9"/>
      <text:p text:style-name="P12">    <text:span text:style-name="T46">if</text:span><text:span text:style-name="T43"> </text:span><text:span text:style-name="T45">len</text:span><text:span text:style-name="T43">(</text:span><text:span text:style-name="T42">intentos</text:span><text:span text:style-name="T43">) </text:span><text:span text:style-name="T44">==</text:span><text:span text:style-name="T43"> </text:span><text:span text:style-name="T50">0</text:span><text:span text:style-name="T43">:</text:span></text:p>
      <text:p text:style-name="P12">        <text:span text:style-name="T42">text_reporte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7">"No hay intentos registrados.</text:span><text:span text:style-name="T51">\n</text:span><text:span text:style-name="T47">"</text:span><text:span text:style-name="T43">)</text:span></text:p>
      <text:p text:style-name="P12">        <text:span text:style-name="T46">return</text:span></text:p>
      <text:p text:style-name="P9"/>
      <text:p text:style-name="P12">    <text:span text:style-name="T46">for</text:span><text:span text:style-name="T43"> </text:span><text:span text:style-name="T42">i</text:span><text:span text:style-name="T43">, </text:span><text:span text:style-name="T42">intento</text:span><text:span text:style-name="T43"> </text:span><text:span text:style-name="T46">in</text:span><text:span text:style-name="T43"> </text:span><text:span text:style-name="T49">enumerate</text:span><text:span text:style-name="T43">(</text:span><text:span text:style-name="T42">intentos</text:span><text:span text:style-name="T43">):</text:span></text:p>
      <text:p text:style-name="P12">        <text:span text:style-name="T42">text_reporte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</text:span></text:p>
      <text:p text:style-name="P12">            <text:span text:style-name="T48">f</text:span><text:span text:style-name="T47">"Intento #</text:span><text:span text:style-name="T48">{</text:span><text:span text:style-name="T42">i</text:span><text:span text:style-name="T44">+</text:span><text:span text:style-name="T50">1</text:span><text:span text:style-name="T48">}</text:span><text:span text:style-name="T51">\n</text:span><text:span text:style-name="T47">"</text:span></text:p>
      <text:p text:style-name="P12">            <text:span text:style-name="T48">f</text:span><text:span text:style-name="T47">"Usuario:   </text:span><text:span text:style-name="T48">{</text:span><text:span text:style-name="T42">intento</text:span><text:span text:style-name="T43">[</text:span><text:span text:style-name="T50">0</text:span><text:span text:style-name="T43">]</text:span><text:span text:style-name="T48">}</text:span><text:span text:style-name="T51">\n</text:span><text:span text:style-name="T47">"</text:span></text:p>
      <text:p text:style-name="P12">            <text:span text:style-name="T48">f</text:span><text:span text:style-name="T47">"Servidor:  </text:span><text:span text:style-name="T48">{</text:span><text:span text:style-name="T42">intento</text:span><text:span text:style-name="T43">[</text:span><text:span text:style-name="T50">1</text:span><text:span text:style-name="T43">]</text:span><text:span text:style-name="T48">}</text:span><text:span text:style-name="T51">\n</text:span><text:span text:style-name="T47">"</text:span></text:p>
      <text:p text:style-name="P12">            <text:span text:style-name="T48">f</text:span><text:span text:style-name="T47">"IP:        </text:span><text:span text:style-name="T48">{</text:span><text:span text:style-name="T42">intento</text:span><text:span text:style-name="T43">[</text:span><text:span text:style-name="T50">2</text:span><text:span text:style-name="T43">]</text:span><text:span text:style-name="T48">}</text:span><text:span text:style-name="T51">\n</text:span><text:span text:style-name="T47">"</text:span></text:p>
      <text:p text:style-name="P12">            <text:span text:style-name="T48">f</text:span><text:span text:style-name="T47">"Tipo:      </text:span><text:span text:style-name="T48">{</text:span><text:span text:style-name="T42">intento</text:span><text:span text:style-name="T43">[</text:span><text:span text:style-name="T50">3</text:span><text:span text:style-name="T43">]</text:span><text:span text:style-name="T48">}</text:span><text:span text:style-name="T51">\n</text:span><text:span text:style-name="T47">"</text:span></text:p>
      <text:p text:style-name="P12">            <text:span text:style-name="T48">f</text:span><text:span text:style-name="T47">"Hora:      </text:span><text:span text:style-name="T48">{</text:span><text:span text:style-name="T42">intento</text:span><text:span text:style-name="T43">[</text:span><text:span text:style-name="T50">4</text:span><text:span text:style-name="T43">]</text:span><text:span text:style-name="T48">}</text:span><text:span text:style-name="T51">\n\n</text:span><text:span text:style-name="T47">"</text:span></text:p>
      <text:p text:style-name="P12">        <text:span text:style-name="T43">)</text:span></text:p>
      <text:p text:style-name="P11"/>
      <text:p text:style-name="P8"><text:span text:style-name="T40">def</text:span> <text:span text:style-name="T41">GenerarAlertas</text:span>():</text:p>
      <text:p text:style-name="P12">    <text:span text:style-name="T42">text_alertas</text:span><text:span text:style-name="T43">.</text:span><text:span text:style-name="T45">delete</text:span><text:span text:style-name="T43">(</text:span><text:span text:style-name="T50">1.0</text:span><text:span text:style-name="T43">, </text:span><text:span text:style-name="T49">tk</text:span><text:span text:style-name="T43">.</text:span><text:span text:style-name="T42">END</text:span><text:span text:style-name="T43">)</text:span></text:p>
      <text:p text:style-name="P9"/>
      <text:p text:style-name="P12">    <text:span text:style-name="T46">if</text:span><text:span text:style-name="T43"> </text:span><text:span text:style-name="T45">len</text:span><text:span text:style-name="T43">(</text:span><text:span text:style-name="T42">intentos</text:span><text:span text:style-name="T43">) </text:span><text:span text:style-name="T44">==</text:span><text:span text:style-name="T43"> </text:span><text:span text:style-name="T50">0</text:span><text:span text:style-name="T43">:</text:span></text:p>
      <text:p text:style-name="P12">        <text:span text:style-name="T42">text_alertas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7">"No hay intentos registrados.</text:span><text:span text:style-name="T51">\n</text:span><text:span text:style-name="T47">"</text:span><text:span text:style-name="T43">)</text:span></text:p>
      <text:p text:style-name="P12">        <text:span text:style-name="T46">return</text:span></text:p>
      <text:p text:style-name="P9"/>
      <text:p text:style-name="P12">    <text:span text:style-name="T42">alertas</text:span><text:span text:style-name="T43"> </text:span><text:span text:style-name="T44">=</text:span><text:span text:style-name="T43"> </text:span><text:span text:style-name="T50">0</text:span></text:p>
      <text:p text:style-name="P9"/>
      <text:p text:style-name="P12">    <text:span text:style-name="T46">for</text:span><text:span text:style-name="T43"> </text:span><text:span text:style-name="T42">intento</text:span><text:span text:style-name="T43"> </text:span><text:span text:style-name="T46">in</text:span><text:span text:style-name="T43"> </text:span><text:span text:style-name="T42">intentos</text:span><text:span text:style-name="T43">:</text:span></text:p>
      <text:p text:style-name="P12">        <text:span text:style-name="T42">usuario</text:span><text:span text:style-name="T43">, </text:span><text:span text:style-name="T42">servidor</text:span><text:span text:style-name="T43">, </text:span><text:span text:style-name="T42">ip</text:span><text:span text:style-name="T43">, </text:span><text:span text:style-name="T42">tipo</text:span><text:span text:style-name="T43">, </text:span><text:span text:style-name="T42">hora</text:span><text:span text:style-name="T43"> </text:span><text:span text:style-name="T44">=</text:span><text:span text:style-name="T43"> </text:span><text:span text:style-name="T42">intento</text:span></text:p>
      <text:p text:style-name="P9"/>
      <text:p text:style-name="P12">        <text:span text:style-name="T46">if</text:span><text:span text:style-name="T43"> </text:span><text:span text:style-name="T42">tipo</text:span><text:span text:style-name="T43"> </text:span><text:span text:style-name="T44">==</text:span><text:span text:style-name="T43"> </text:span><text:span text:style-name="T47">"Fallido"</text:span><text:span text:style-name="T43">:</text:span></text:p>
      <text:p text:style-name="P12">            <text:span text:style-name="T42">alertas</text:span><text:span text:style-name="T43"> </text:span><text:span text:style-name="T44">+=</text:span><text:span text:style-name="T43"> </text:span><text:span text:style-name="T50">1</text:span></text:p>
      <text:p text:style-name="P12">            <text:span text:style-name="T42">text_alertas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8">f</text:span><text:span text:style-name="T47">"[ALERTA] Intento fallido de </text:span><text:span text:style-name="T48">{</text:span><text:span text:style-name="T42">usuario</text:span><text:span text:style-name="T48">}</text:span><text:span text:style-name="T47"> desde </text:span><text:span text:style-name="T48">{</text:span><text:span text:style-name="T42">ip</text:span><text:span text:style-name="T48">}</text:span><text:span text:style-name="T47"> a las </text:span><text:span text:style-name="T48">{</text:span><text:span text:style-name="T42">hora</text:span><text:span text:style-name="T48">}</text:span><text:span text:style-name="T51">\n</text:span><text:span text:style-name="T47">"</text:span><text:span text:style-name="T43">)</text:span></text:p>
      <text:p text:style-name="P9"/>
      <text:p text:style-name="P12">        <text:span text:style-name="T46">if</text:span><text:span text:style-name="T43"> </text:span><text:span text:style-name="T48">not</text:span><text:span text:style-name="T43"> </text:span><text:span text:style-name="T42">ip</text:span><text:span text:style-name="T43">.startswith(</text:span><text:span text:style-name="T47">"192.168"</text:span><text:span text:style-name="T43">):</text:span></text:p>
      <text:p text:style-name="P12">            <text:span text:style-name="T42">alertas</text:span><text:span text:style-name="T43"> </text:span><text:span text:style-name="T44">+=</text:span><text:span text:style-name="T43"> </text:span><text:span text:style-name="T50">1</text:span></text:p>
      <text:p text:style-name="P12">            <text:span text:style-name="T42">text_alertas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8">f</text:span><text:span text:style-name="T47">"[ALERTA] IP sospechosa detectada: </text:span><text:span text:style-name="T48">{</text:span><text:span text:style-name="T42">ip</text:span><text:span text:style-name="T48">}</text:span><text:span text:style-name="T51">\n</text:span><text:span text:style-name="T47">"</text:span><text:span text:style-name="T43">)</text:span></text:p>
      <text:p text:style-name="P9"/>
      <text:p text:style-name="P12">    <text:span text:style-name="T46">if</text:span><text:span text:style-name="T43"> </text:span><text:span text:style-name="T42">alertas</text:span><text:span text:style-name="T43"> </text:span><text:span text:style-name="T44">==</text:span><text:span text:style-name="T43"> </text:span><text:span text:style-name="T50">0</text:span><text:span text:style-name="T43">:</text:span></text:p>
      <text:p text:style-name="P12">        <text:span text:style-name="T42">text_alertas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7">"No se detectaron amenazas.</text:span><text:span text:style-name="T51">\n</text:span><text:span text:style-name="T47">"</text:span><text:span text:style-name="T43">)</text:span></text:p>
      <text:p text:style-name="P12">    <text:span text:style-name="T46">else</text:span><text:span text:style-name="T43">:</text:span></text:p>
      <text:p text:style-name="P12">        <text:span text:style-name="T42">text_alertas</text:span><text:span text:style-name="T43">.</text:span><text:span text:style-name="T45">insert</text:span><text:span text:style-name="T43">(</text:span><text:span text:style-name="T49">tk</text:span><text:span text:style-name="T43">.</text:span><text:span text:style-name="T42">END</text:span><text:span text:style-name="T43">, </text:span><text:span text:style-name="T48">f</text:span><text:span text:style-name="T47">"</text:span><text:span text:style-name="T51">\n</text:span><text:span text:style-name="T47">Total de alertas: </text:span><text:span text:style-name="T48">{</text:span><text:span text:style-name="T42">alertas</text:span><text:span text:style-name="T48">}</text:span><text:span text:style-name="T51">\n</text:span><text:span text:style-name="T47">"</text:span><text:span text:style-name="T43">)</text:span></text:p>
      <text:p text:style-name="P11"/>
      <text:p text:style-name="P10"># ------------------------------------</text:p>
      <text:p text:style-name="P10"># INTERFAZ GRÁFICA</text:p>
      <text:p text:style-name="P10"># ------------------------------------</text:p>
      <text:p text:style-name="P9"/>
      <text:p text:style-name="P8"><text:soft-page-break/><text:span text:style-name="T37">ventana</text:span> <text:span text:style-name="T38">=</text:span> <text:span text:style-name="T36">tk</text:span>.<text:span text:style-name="T36">Tk</text:span>()</text:p>
      <text:p text:style-name="P8"><text:span text:style-name="T37">ventana</text:span>.<text:span text:style-name="T37">title</text:span>(<text:span text:style-name="T39">"Sistema de Monitoreo de Accesos"</text:span>)</text:p>
      <text:p text:style-name="P8"><text:span text:style-name="T37">ventana</text:span>.<text:span text:style-name="T37">geometry</text:span>(<text:span text:style-name="T39">"750x600"</text:span>)</text:p>
      <text:p text:style-name="P9"/>
      <text:p text:style-name="P8"><text:span text:style-name="T37">titulo</text:span> <text:span text:style-name="T38">=</text:span> <text:span text:style-name="T36">tk</text:span>.<text:span text:style-name="T36">Label</text:span>(<text:span text:style-name="T37">ventana</text:span>, <text:span text:style-name="T37">text</text:span><text:span text:style-name="T38">=</text:span><text:span text:style-name="T39">"Sistema de Monitoreo de Accesos"</text:span>, <text:span text:style-name="T37">font</text:span><text:span text:style-name="T38">=</text:span>(<text:span text:style-name="T39">"Arial"</text:span>, <text:span text:style-name="T52">18</text:span>, <text:span text:style-name="T39">"bold"</text:span>))</text:p>
      <text:p text:style-name="P8"><text:span text:style-name="T37">titulo</text:span>.<text:span text:style-name="T37">pack</text:span>(<text:span text:style-name="T37">pady</text:span><text:span text:style-name="T38">=</text:span><text:span text:style-name="T52">10</text:span>)</text:p>
      <text:p text:style-name="P9"/>
      <text:p text:style-name="P8"><text:span text:style-name="T37">frame_inputs</text:span> <text:span text:style-name="T38">=</text:span> <text:span text:style-name="T36">tk</text:span>.<text:span text:style-name="T36">Frame</text:span>(<text:span text:style-name="T37">ventana</text:span>)</text:p>
      <text:p text:style-name="P8"><text:span text:style-name="T37">frame_inputs</text:span>.<text:span text:style-name="T37">pack</text:span>(<text:span text:style-name="T37">pady</text:span><text:span text:style-name="T38">=</text:span><text:span text:style-name="T52">10</text:span>)</text:p>
      <text:p text:style-name="P9"/>
      <text:p text:style-name="P10"># Usuario</text:p>
      <text:p text:style-name="P8"><text:span text:style-name="T36">tk</text:span>.<text:span text:style-name="T36">Label</text:span>(<text:span text:style-name="T37">frame_inputs</text:span>, <text:span text:style-name="T37">text</text:span><text:span text:style-name="T38">=</text:span><text:span text:style-name="T39">"Usuario:"</text:span>).<text:span text:style-name="T37">grid</text:span>(<text:span text:style-name="T37">row</text:span><text:span text:style-name="T38">=</text:span><text:span text:style-name="T52">0</text:span>, <text:span text:style-name="T37">column</text:span><text:span text:style-name="T38">=</text:span><text:span text:style-name="T52">0</text:span>)</text:p>
      <text:p text:style-name="P8"><text:span text:style-name="T37">combo_usuario</text:span> <text:span text:style-name="T38">=</text:span> <text:span text:style-name="T36">ttk</text:span>.<text:span text:style-name="T36">Combobox</text:span>(<text:span text:style-name="T37">frame_inputs</text:span>, <text:span text:style-name="T37">values</text:span><text:span text:style-name="T38">=</text:span><text:span text:style-name="T37">usuarios</text:span>)</text:p>
      <text:p text:style-name="P8"><text:span text:style-name="T37">combo_usuario</text:span>.<text:span text:style-name="T37">grid</text:span>(<text:span text:style-name="T37">row</text:span><text:span text:style-name="T38">=</text:span><text:span text:style-name="T52">0</text:span>, <text:span text:style-name="T37">column</text:span><text:span text:style-name="T38">=</text:span><text:span text:style-name="T52">1</text:span>)</text:p>
      <text:p text:style-name="P9"/>
      <text:p text:style-name="P10"># Servidor</text:p>
      <text:p text:style-name="P8"><text:span text:style-name="T36">tk</text:span>.<text:span text:style-name="T36">Label</text:span>(<text:span text:style-name="T37">frame_inputs</text:span>, <text:span text:style-name="T37">text</text:span><text:span text:style-name="T38">=</text:span><text:span text:style-name="T39">"Servidor:"</text:span>).<text:span text:style-name="T37">grid</text:span>(<text:span text:style-name="T37">row</text:span><text:span text:style-name="T38">=</text:span><text:span text:style-name="T52">1</text:span>, <text:span text:style-name="T37">column</text:span><text:span text:style-name="T38">=</text:span><text:span text:style-name="T52">0</text:span>)</text:p>
      <text:p text:style-name="P8"><text:span text:style-name="T37">combo_servidor</text:span> <text:span text:style-name="T38">=</text:span> <text:span text:style-name="T36">ttk</text:span>.<text:span text:style-name="T36">Combobox</text:span>(<text:span text:style-name="T37">frame_inputs</text:span>, <text:span text:style-name="T37">values</text:span><text:span text:style-name="T38">=</text:span><text:span text:style-name="T37">servidores</text:span>)</text:p>
      <text:p text:style-name="P8"><text:span text:style-name="T37">combo_servidor</text:span>.<text:span text:style-name="T37">grid</text:span>(<text:span text:style-name="T37">row</text:span><text:span text:style-name="T38">=</text:span><text:span text:style-name="T52">1</text:span>, <text:span text:style-name="T37">column</text:span><text:span text:style-name="T38">=</text:span><text:span text:style-name="T52">1</text:span>)</text:p>
      <text:p text:style-name="P9"/>
      <text:p text:style-name="P10"># Tipo</text:p>
      <text:p text:style-name="P8"><text:span text:style-name="T36">tk</text:span>.<text:span text:style-name="T36">Label</text:span>(<text:span text:style-name="T37">frame_inputs</text:span>, <text:span text:style-name="T37">text</text:span><text:span text:style-name="T38">=</text:span><text:span text:style-name="T39">"Tipo acceso:"</text:span>).<text:span text:style-name="T37">grid</text:span>(<text:span text:style-name="T37">row</text:span><text:span text:style-name="T38">=</text:span><text:span text:style-name="T52">2</text:span>, <text:span text:style-name="T37">column</text:span><text:span text:style-name="T38">=</text:span><text:span text:style-name="T52">0</text:span>)</text:p>
      <text:p text:style-name="P8"><text:span text:style-name="T37">combo_tipo</text:span> <text:span text:style-name="T38">=</text:span> <text:span text:style-name="T36">ttk</text:span>.<text:span text:style-name="T36">Combobox</text:span>(<text:span text:style-name="T37">frame_inputs</text:span>, <text:span text:style-name="T37">values</text:span><text:span text:style-name="T38">=</text:span>[<text:span text:style-name="T39">"Correcto"</text:span>, <text:span text:style-name="T39">"Fallido"</text:span>])</text:p>
      <text:p text:style-name="P8"><text:span text:style-name="T37">combo_tipo</text:span>.<text:span text:style-name="T37">grid</text:span>(<text:span text:style-name="T37">row</text:span><text:span text:style-name="T38">=</text:span><text:span text:style-name="T52">2</text:span>, <text:span text:style-name="T37">column</text:span><text:span text:style-name="T38">=</text:span><text:span text:style-name="T52">1</text:span>)</text:p>
      <text:p text:style-name="P9"/>
      <text:p text:style-name="P10"># IP</text:p>
      <text:p text:style-name="P8"><text:span text:style-name="T36">tk</text:span>.<text:span text:style-name="T36">Label</text:span>(<text:span text:style-name="T37">frame_inputs</text:span>, <text:span text:style-name="T37">text</text:span><text:span text:style-name="T38">=</text:span><text:span text:style-name="T39">"IP:"</text:span>).<text:span text:style-name="T37">grid</text:span>(<text:span text:style-name="T37">row</text:span><text:span text:style-name="T38">=</text:span><text:span text:style-name="T52">3</text:span>, <text:span text:style-name="T37">column</text:span><text:span text:style-name="T38">=</text:span><text:span text:style-name="T52">0</text:span>)</text:p>
      <text:p text:style-name="P8"><text:span text:style-name="T37">entry_ip</text:span> <text:span text:style-name="T38">=</text:span> <text:span text:style-name="T36">tk</text:span>.<text:span text:style-name="T36">Entry</text:span>(<text:span text:style-name="T37">frame_inputs</text:span>)</text:p>
      <text:p text:style-name="P8"><text:span text:style-name="T37">entry_ip</text:span>.<text:span text:style-name="T37">grid</text:span>(<text:span text:style-name="T37">row</text:span><text:span text:style-name="T38">=</text:span><text:span text:style-name="T52">3</text:span>, <text:span text:style-name="T37">column</text:span><text:span text:style-name="T38">=</text:span><text:span text:style-name="T52">1</text:span>)</text:p>
      <text:p text:style-name="P9"/>
      <text:p text:style-name="P10"># Botón registrar</text:p>
      <text:p text:style-name="P8"><text:span text:style-name="T37">btn_registrar</text:span> <text:span text:style-name="T38">=</text:span> <text:span text:style-name="T36">tk</text:span>.<text:span text:style-name="T36">Button</text:span>(<text:span text:style-name="T37">ventana</text:span>, <text:span text:style-name="T37">text</text:span><text:span text:style-name="T38">=</text:span><text:span text:style-name="T39">"Registrar Intento"</text:span>, <text:span text:style-name="T37">command</text:span><text:span text:style-name="T38">=</text:span><text:span text:style-name="T41">RegistrarIntento</text:span>)</text:p>
      <text:p text:style-name="P8"><text:span text:style-name="T37">btn_registrar</text:span>.<text:span text:style-name="T37">pack</text:span>(<text:span text:style-name="T37">pady</text:span><text:span text:style-name="T38">=</text:span><text:span text:style-name="T52">10</text:span>)</text:p>
      <text:p text:style-name="P9"/>
      <text:p text:style-name="P10"># Área de reporte</text:p>
      <text:p text:style-name="P8"><text:span text:style-name="T36">tk</text:span>.<text:span text:style-name="T36">Label</text:span>(<text:span text:style-name="T37">ventana</text:span>, <text:span text:style-name="T37">text</text:span><text:span text:style-name="T38">=</text:span><text:span text:style-name="T39">"Reporte de Intentos"</text:span>, <text:span text:style-name="T37">font</text:span><text:span text:style-name="T38">=</text:span>(<text:span text:style-name="T39">"Arial"</text:span>, <text:span text:style-name="T52">14</text:span>)).<text:span text:style-name="T37">pack</text:span>()</text:p>
      <text:p text:style-name="P8"><text:span text:style-name="T37">text_reporte</text:span> <text:span text:style-name="T38">=</text:span> <text:span text:style-name="T36">tk</text:span>.<text:span text:style-name="T36">Text</text:span>(<text:span text:style-name="T37">ventana</text:span>, <text:span text:style-name="T37">height</text:span><text:span text:style-name="T38">=</text:span><text:span text:style-name="T52">10</text:span>, <text:span text:style-name="T37">width</text:span><text:span text:style-name="T38">=</text:span><text:span text:style-name="T52">80</text:span>)</text:p>
      <text:p text:style-name="P8"><text:span text:style-name="T37">text_reporte</text:span>.<text:span text:style-name="T37">pack</text:span>()</text:p>
      <text:p text:style-name="P9"/>
      <text:p text:style-name="P8"><text:span text:style-name="T37">btn_reporte</text:span> <text:span text:style-name="T38">=</text:span> <text:span text:style-name="T36">tk</text:span>.<text:span text:style-name="T36">Button</text:span>(<text:span text:style-name="T37">ventana</text:span>, <text:span text:style-name="T37">text</text:span><text:span text:style-name="T38">=</text:span><text:span text:style-name="T39">"Mostrar Reporte"</text:span>, <text:span text:style-name="T37">command</text:span><text:span text:style-name="T38">=</text:span><text:span text:style-name="T41">MostrarReporte</text:span>)</text:p>
      <text:p text:style-name="P8"><text:span text:style-name="T37">btn_reporte</text:span>.<text:span text:style-name="T37">pack</text:span>(<text:span text:style-name="T37">pady</text:span><text:span text:style-name="T38">=</text:span><text:span text:style-name="T52">5</text:span>)</text:p>
      <text:p text:style-name="P9"/>
      <text:p text:style-name="P10"># Área de alertas</text:p>
      <text:p text:style-name="P8"><text:span text:style-name="T36">tk</text:span>.<text:span text:style-name="T36">Label</text:span>(<text:span text:style-name="T37">ventana</text:span>, <text:span text:style-name="T37">text</text:span><text:span text:style-name="T38">=</text:span><text:span text:style-name="T39">"Alertas del Sistema"</text:span>, <text:span text:style-name="T37">font</text:span><text:span text:style-name="T38">=</text:span>(<text:span text:style-name="T39">"Arial"</text:span>, <text:span text:style-name="T52">14</text:span>)).<text:span text:style-name="T37">pack</text:span>()</text:p>
      <text:p text:style-name="P8"><text:span text:style-name="T37">text_alertas</text:span> <text:span text:style-name="T38">=</text:span> <text:span text:style-name="T36">tk</text:span>.<text:span text:style-name="T36">Text</text:span>(<text:span text:style-name="T37">ventana</text:span>, <text:span text:style-name="T37">height</text:span><text:span text:style-name="T38">=</text:span><text:span text:style-name="T52">10</text:span>, <text:span text:style-name="T37">width</text:span><text:span text:style-name="T38">=</text:span><text:span text:style-name="T52">80</text:span>)</text:p>
      <text:p text:style-name="P8"><text:span text:style-name="T37">text_alertas</text:span>.<text:span text:style-name="T37">pack</text:span>()</text:p>
      <text:p text:style-name="P9"/>
      <text:p text:style-name="P8"><text:span text:style-name="T37">btn_alertas</text:span> <text:span text:style-name="T38">=</text:span> <text:span text:style-name="T36">tk</text:span>.<text:span text:style-name="T36">Button</text:span>(<text:span text:style-name="T37">ventana</text:span>, <text:span text:style-name="T37">text</text:span><text:span text:style-name="T38">=</text:span><text:span text:style-name="T39">"Generar Alertas"</text:span>, <text:span text:style-name="T37">command</text:span><text:span text:style-name="T38">=</text:span><text:span text:style-name="T41">GenerarAlertas</text:span>)</text:p>
      <text:p text:style-name="P8"><text:span text:style-name="T37">btn_alertas</text:span>.<text:span text:style-name="T37">pack</text:span>(<text:span text:style-name="T37">pady</text:span><text:span text:style-name="T38">=</text:span><text:span text:style-name="T52">5</text:span>)</text:p>
      <text:p text:style-name="P9"><text:soft-page-break/></text:p>
      <text:p text:style-name="P8"><text:span text:style-name="T37">ventana</text:span>.<text:span text:style-name="T41">mainloop</text:span>()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542cm" fo:text-indent="-0.542cm" style:auto-text-indent="false"/>
      <style:text-properties fo:font-size="16pt" style:font-size-asian="16pt" style:font-size-complex="16pt"/>
    </style:style>
    <style:style style:name="ListLabel_20_1" style:display-name="ListLabel 1" style:family="text">
      <style:text-properties fo:color="#0e4660" loext:opacity="100%" style:font-name="Trebuchet MS" fo:font-family="'Trebuchet MS'" style:font-family-generic="swiss" style:font-pitch="variable" fo:font-size="16pt" fo:letter-spacing="normal" fo:language="es" fo:country="ES" fo:font-style="normal" fo:font-weight="normal" style:font-name-asian="Trebuchet MS1" style:font-family-asian="'Trebuchet MS'" style:font-family-generic-asian="system" style:font-pitch-asian="variable" style:font-size-asian="16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6pt" style:language-complex="ar" style:country-complex="SA" style:font-style-complex="normal" style:font-weight-complex="normal" style:text-scale="66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45cm" fo:margin-left="0.54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2.12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3.72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5.32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6.9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8.5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10.11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11.71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45cm" fo:margin-left="13.31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07:30:19.532613600</meta:creation-date>
    <dc:date>2025-12-05T07:53:00.407722000</dc:date>
    <meta:editing-duration>PT12M5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106" meta:word-count="419" meta:character-count="4475" meta:non-whitespace-character-count="3832"/>
  </office:meta>
</office:document-meta>
</file>